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sub>
              <mi>f</mi>
              <mtext>INT</mtext>
            </msub>
            <mo stretchy="false">=</mo>
            <mfrac>
              <msub>
                <mi>f</mi>
                <mtext>IN</mtext>
              </msub>
              <mi>M</mi>
            </mfrac>
          </mrow>
        </mtd>
      </mtr>
      <mtr>
        <mtd>
          <mrow>
            <msub>
              <mi>f</mi>
              <mtext>VCO</mtext>
            </msub>
            <mo stretchy="false">=</mo>
            <mrow>
              <msub>
                <mi>f</mi>
                <mtext>INT</mtext>
              </msub>
              <mo stretchy="false">×</mo>
              <mi>N</mi>
            </mrow>
          </mrow>
        </mtd>
      </mtr>
      <mtr>
        <mtd>
          <mrow>
            <msub>
              <mi>f</mi>
              <mtext>OUT</mtext>
            </msub>
            <mo stretchy="false">=</mo>
            <mfrac>
              <msub>
                <mi>f</mi>
                <mtext>VCO</mtext>
              </msub>
              <mi>P</mi>
            </mfrac>
          </mrow>
        </mtd>
      </mtr>
      <mtr>
        <mtd>
          <mrow>
            <msub>
              <mi>f</mi>
              <mtext>OUT</mtext>
            </msub>
            <mrow>
              <mtext>  </mtext>
              <mo stretchy="false">≤</mo>
              <mtext>  </mtext>
            </mrow>
            <mn>216</mn>
            <mi mathvariant="italic">MHz</mi>
          </mrow>
        </mtd>
      </mtr>
      <mtr>
        <mtd>
          <mrow>
            <mn>100</mn>
            <mi mathvariant="italic">MHz</mi>
            <mrow>
              <mtext>  </mtext>
              <mo stretchy="false">≤</mo>
              <msub>
                <mi>f</mi>
                <mtext>VCO</mtext>
              </msub>
              <mo stretchy="false">≤</mo>
              <mtext>  </mtext>
            </mrow>
            <mn>432</mn>
            <mi mathvariant="italic">MHz</mi>
          </mrow>
        </mtd>
      </mtr>
      <mtr>
        <mtd>
          <mrow>
            <mn>1</mn>
            <mi mathvariant="italic">MHz</mi>
            <mrow>
              <mtext>  </mtext>
              <mo stretchy="false">≤</mo>
              <msub>
                <mi>f</mi>
                <mtext>INT</mtext>
              </msub>
              <mo stretchy="false">≤</mo>
              <mtext>  </mtext>
            </mrow>
            <mn>2</mn>
            <mi mathvariant="italic">MHz</mi>
          </mrow>
        </mtd>
      </mtr>
    </mtable>
    <annotation encoding="StarMath 5.0">f_{"INT"} = f_{"IN"} over M newline
f_{"VCO"} = f_{"INT"} times N newline
f_{"OUT"} = f_{"VCO"} over P newline
f_{"OUT"} "  " &lt;= "  " 216 MHz newline
100 MHz "  " &lt;= f_{"VCO"} &lt;= "  " 432 MHz newline
1 MHz "  " &lt;= f_{"INT"} &lt;= "  " 2 MHz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s </meta:initial-creator>
    <meta:creation-date>2020-10-03T18:53:41.489740644</meta:creation-date>
    <dc:date>2020-10-03T19:02:25.394190854</dc:date>
    <dc:creator>Hans </dc:creator>
    <meta:editing-duration>PT8M44S</meta:editing-duration>
    <meta:editing-cycles>1</meta:editing-cycles>
    <meta:generator>LibreOffice/7.0.0.3$Linux_X86_64 LibreOffice_project/8061b3e9204bef6b321a21033174034a5e2ea88e</meta:generator>
  </office:meta>
</office:document-meta>
</file>